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line-height="138%"/>
    </style:style>
    <style:style style:name="P2" style:family="paragraph" style:parent-style-name="Standard">
      <style:paragraph-properties fo:line-height="150%"/>
      <style:text-properties fo:color="#303030" fo:font-size="10.5pt" fo:background-color="#fffffc" style:font-size-asian="10.5pt" style:font-size-complex="10.5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.5in" fo:margin-right="0in" fo:text-indent="0in" style:auto-text-indent="false"/>
    </style:style>
    <style:style style:name="P5" style:family="paragraph" style:parent-style-name="Standard">
      <style:paragraph-properties fo:margin-top="0in" fo:margin-bottom="0.111in" loext:contextual-spacing="false" fo:line-height="166%"/>
      <style:text-properties fo:color="#666666" style:font-name="Verdana" fo:font-size="9pt" fo:background-color="#f5f5f5" style:font-name-asian="Verdana1" style:font-size-asian="9pt" style:font-name-complex="Verdana1" style:font-size-complex="9pt"/>
    </style:style>
    <style:style style:name="P6" style:family="paragraph" style:parent-style-name="Standard">
      <style:paragraph-properties fo:margin-top="0in" fo:margin-bottom="0.111in" loext:contextual-spacing="false" fo:line-height="166%"/>
    </style:style>
    <style:style style:name="P7" style:family="paragraph" style:parent-style-name="Standard">
      <style:paragraph-properties fo:margin-top="0in" fo:margin-bottom="0.1528in" loext:contextual-spacing="false" fo:line-height="100%"/>
    </style:style>
    <style:style style:name="P8" style:family="paragraph" style:parent-style-name="Standard" style:master-page-name="Standard">
      <style:paragraph-properties style:page-number="1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background-color="#ffff00"/>
    </style:style>
    <style:style style:name="T3" style:family="text">
      <style:text-properties fo:color="#666666" style:font-name="Verdana" fo:font-size="9pt" fo:background-color="#f5f5f5" loext:char-shading-value="0" style:font-name-asian="Verdana1" style:font-size-asian="9pt" style:font-name-complex="Verdana1" style:font-size-complex="9pt"/>
    </style:style>
    <style:style style:name="T4" style:family="text">
      <style:text-properties fo:color="#333333" style:font-name="Verdana" fo:font-size="9pt" fo:background-color="#f5f5f5" loext:char-shading-value="0" style:font-name-asian="Verdana1" style:font-size-asian="9pt" style:font-name-complex="Verdana1" style:font-size-complex="9pt"/>
    </style:style>
    <style:style style:name="T5" style:family="text">
      <style:text-properties fo:color="#007020" style:font-name="Verdana" fo:font-size="9pt" fo:font-weight="bold" fo:background-color="#f5f5f5" loext:char-shading-value="0" style:font-name-asian="Verdana1" style:font-size-asian="9pt" style:font-weight-asian="bold" style:font-name-complex="Verdana1" style:font-size-complex="9pt"/>
    </style:style>
    <style:style style:name="T6" style:family="text">
      <style:text-properties fo:color="#4070a0" style:font-name="Verdana" fo:font-size="9pt" fo:background-color="#f5f5f5" loext:char-shading-value="0" style:font-name-asian="Verdana1" style:font-size-asian="9pt" style:font-name-complex="Verdana1" style:font-size-complex="9pt"/>
    </style:style>
    <style:style style:name="T7" style:family="text">
      <style:text-properties fo:color="#303030" fo:font-size="10.5pt" fo:background-color="#fffffc" loext:char-shading-value="0" style:font-size-asian="10.5pt" style:font-size-complex="10.5pt"/>
    </style:style>
    <style:style style:name="T8" style:family="text">
      <style:text-properties fo:color="#1155cc" style:text-underline-style="solid" style:text-underline-width="auto" style:text-underline-color="font-color"/>
    </style:style>
    <style:style style:name="T9" style:family="text">
      <style:text-properties fo:background-color="#00ff00"/>
    </style:style>
    <style:style style:name="T10" style:family="text">
      <style:text-properties fo:background-color="#ff0000"/>
    </style:style>
    <style:style style:name="T11" style:family="text">
      <style:text-properties fo:background-color="#b7b7b7" loext:char-shading-value="0"/>
    </style:style>
    <style:style style:name="T12" style:family="text">
      <style:text-properties fo:background-color="#999999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HW 8/15 Spark Practice</text:span></text:p>
      <text:p text:style-name="Standard"/>
      <text:p text:style-name="Standard">No using Hadoop file system</text:p>
      <text:p text:style-name="Standard"/>
      <text:p text:style-name="Standard">Create input.txt in hadoopuser</text:p>
      <text:p text:style-name="Standard"/>
      <text:p text:style-name="Standard">And put the below content</text:p>
      <text:p text:style-name="Standard"/>
      <text:p text:style-name="P1"/>
      <text:p text:style-name="P1">People are not as beautiful as they look,</text:p>
      <text:p text:style-name="P1">as they walk or as they talk.</text:p>
      <text:p text:style-name="P1">they are only as beautiful <text:s/>as they love,</text:p>
      <text:p text:style-name="P1">as they care as they share.</text:p>
      <text:p text:style-name="Standard"/>
      <text:p text:style-name="Standard">People 1</text:p>
      <text:p text:style-name="Standard"><text:span text:style-name="T2">Are 1</text:span></text:p>
      <text:p text:style-name="Standard">Not 1</text:p>
      <text:p text:style-name="Standard">As 1</text:p>
      <text:p text:style-name="Standard"><text:span text:style-name="T2">Are 1</text:span></text:p>
      <text:p text:style-name="Standard"/>
      <text:p text:style-name="Standard"><text:soft-page-break/>-----</text:p>
      <text:p text:style-name="Standard">Are 2</text:p>
      <text:p text:style-name="Standard"/>
      <text:p text:style-name="Standard"/>
      <text:p text:style-name="Standard"><text:span text:style-name="T2">-----------------below code to run after going to hadoopuser-----</text:span></text:p>
      <text:p text:style-name="Standard"/>
      <text:p text:style-name="P4">spark-shell</text:p>
      <text:p text:style-name="Standard"/>
      <text:p text:style-name="Standard">scala&gt; val inputfile = sc.textFile("file:///home/hadoopuser/input.txt")</text:p>
      <text:p text:style-name="Standard"/>
      <text:p text:style-name="Standard">inputfile: org.apache.spark.rdd.RDD[String] = file:///home/hadoopuser/input.txt MapPartitionsRDD[1] at textFile at &lt;console&gt;:24</text:p>
      <text:p text:style-name="Standard"/>
      <text:p text:style-name="P5"/>
      <text:p text:style-name="P6"><text:span text:style-name="T3">//val </text:span><text:span text:style-name="T4">inputfile2</text:span><text:span text:style-name="T3"> = </text:span><text:span text:style-name="T4"><text:s/>inputfile</text:span><text:span text:style-name="T3">.</text:span><text:span text:style-name="T4">filter</text:span><text:span text:style-name="T3">(</text:span><text:span text:style-name="T4">line </text:span><text:span text:style-name="T5">=&gt;</text:span><text:span text:style-name="T4"> line</text:span><text:span text:style-name="T3">.</text:span><text:span text:style-name="T4">contains</text:span><text:span text:style-name="T3">(</text:span><text:span text:style-name="T6">"Trump"</text:span><text:span text:style-name="T3">))</text:span></text:p>
      <text:p text:style-name="Standard"/>
      <text:p text:style-name="Standard">scala&gt; val counts = inputfile.flatMap(line =&gt; line.split(" ")).map(word =&gt; (word, 1)).reduceByKey(_+_);</text:p>
      <text:p text:style-name="Standard"/>
      <text:p text:style-name="Standard"/>
      <text:p text:style-name="Standard">counts: org.apache.spark.rdd.RDD[(String, Int)] = ShuffledRDD[4] at reduceByKey at &lt;console&gt;:25</text:p>
      <text:p text:style-name="Standard"/>
      <text:p text:style-name="Standard">scala&gt; counts.saveAsTextFile("file:///home/hadoopuser/output")</text:p>
      <text:p text:style-name="Standard"><text:soft-page-break/></text:p>
      <text:p text:style-name="Standard">scala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--------------</text:p>
      <text:p text:style-name="Standard"/>
      <text:p text:style-name="Standard">val counts = inputfile.flatMap(line =&gt; line.split(" "))<text:span text:style-name="T7"> filter(_.getText.contains("as") || _.getText.contains("they"))</text:span>.map(word =&gt; (word, 1)).reduceByKey(_+_);</text:p>
      <text:p text:style-name="Standard"/>
      <text:p text:style-name="P7"><text:span text:style-name="T7"><text:s text:c="8"/><text:line-break/></text:span></text:p>
      <text:p text:style-name="P2"/>
      <text:p text:style-name="Standard"/>
      <text:p text:style-name="Standard"/>
      <text:p text:style-name="Standard">------------------------------</text:p>
      <text:p text:style-name="Standard">cd</text:p>
      <text:p text:style-name="Standard"/>
      <text:p text:style-name="Standard">nano input.txt</text:p>
      <text:p text:style-name="Standard">people are not as beautiful as they look,</text:p>
      <text:p text:style-name="Standard"><text:soft-page-break/>as they walk or as they talk.</text:p>
      <text:p text:style-name="Standard">they are only as beautiful <text:s/>as they love,</text:p>
      <text:p text:style-name="Standard">as they care as they share.</text:p>
      <text:p text:style-name="Standard">val inputfile = sc.textFile("file:///home/hadoopuser/input.txt")</text:p>
      <text:p text:style-name="Standard">.</text:p>
      <text:p text:style-name="Standard">counts.saveAsTextFile("file:///home/hadoopuser/output")</text:p>
      <text:p text:style-name="Standard"/>
      <text:p text:style-name="Standard"/>
      <text:p text:style-name="Standard"/>
      <text:p text:style-name="Standard">-----</text:p>
      <text:p text:style-name="Standard"/>
      <text:p text:style-name="Standard"/>
      <text:p text:style-name="Standard"/>
      <text:p text:style-name="Standard">cat input.txt</text:p>
      <text:p text:style-name="Standard"/>
      <text:p text:style-name="Standard"/>
      <text:p text:style-name="Standard">--------------8/24/18------------------------------------------</text:p>
      <text:p text:style-name="Standard"/>
      <text:p text:style-name="Standard">Practice Scala online: </text:p>
      <text:p text:style-name="Standard"><text:a xlink:type="simple" xlink:href="https://www.tutorialspoint.com/scala/scala_basic_syntax.htm" text:style-name="ListLabel_20_1" text:visited-style-name="ListLabel_20_1"><text:span text:style-name="T8">https://www.tutorialspoint.com/scala/scala_basic_syntax.htm</text:span></text:a></text:p>
      <text:p text:style-name="Standard"/>
      <text:p text:style-name="Standard"><text:soft-page-break/></text:p>
      <text:p text:style-name="Standard">sudo apt-get install scala</text:p>
      <text:p text:style-name="Standard"># this didnt work</text:p>
      <text:p text:style-name="Standard"/>
      <text:p text:style-name="Standard"/>
      <text:p text:style-name="Standard"><text:a xlink:type="simple" xlink:href="https://stackoverflow.com/questions/50876388/scala-script-wont-run-on-ubuntu" text:style-name="ListLabel_20_1" text:visited-style-name="ListLabel_20_1"><text:span text:style-name="T8">https://stackoverflow.com/questions/50876388/scala-script-wont-run-on-ubuntu</text:span></text:a></text:p>
      <text:p text:style-name="Standard"/>
      <text:p text:style-name="Standard">Version check: </text:p>
      <text:p text:style-name="Standard"><text:a xlink:type="simple" xlink:href="https://docs.scala-lang.org/overviews/jdk-compatibility/overview.html" text:style-name="ListLabel_20_1" text:visited-style-name="ListLabel_20_1"><text:span text:style-name="T8">https://docs.scala-lang.org/overviews/jdk-compatibility/overview.html</text:span></text:a></text:p>
      <text:p text:style-name="Standard"/>
      <text:p text:style-name="Standard"/>
      <text:p text:style-name="Standard">sudo apt remove scala-library scala</text:p>
      <text:p text:style-name="Standard">wget www.scala-lang.org/files/archive/scala-2.12.6.deb</text:p>
      <text:p text:style-name="Standard">sudo dpkg -i scala-2.12.6.deb</text:p>
      <text:p text:style-name="Standard"/>
      <text:p text:style-name="Standard">-----------------------</text:p>
      <text:p text:style-name="Standard"/>
      <text:p text:style-name="Standard"/>
      <text:p text:style-name="Standard"/>
      <text:p text:style-name="Standard"><text:span text:style-name="T9">By kamrul </text:span></text:p>
      <text:p text:style-name="Standard"/>
      <text:p text:style-name="Standard"><text:soft-page-break/>Spark mapreduce with filter using <text:s/><text:span text:style-name="T10"><text:s/>RDD**</text:span></text:p>
      <text:p text:style-name="Standard"/>
      <text:p text:style-name="Standard"><text:span text:style-name="T11">val inputfile = sc.textFile("file:///tmp/toyota.txt")</text:span><text:tab/><text:span text:style-name="T2">### you put your own location and own name ####</text:span></text:p>
      <text:p text:style-name="Standard"/>
      <text:p text:style-name="Standard"/>
      <text:p text:style-name="Standard"><text:span text:style-name="T12">val inputfile2 = <text:s/>inputfile.filter(line =&gt; line.contains("Toyota"))</text:span> <text:span text:style-name="T2"><text:s/>### filter inputfile name ###</text:span></text:p>
      <text:p text:style-name="Standard"/>
      <text:p text:style-name="Standard"/>
      <text:p text:style-name="Standard"/>
      <text:p text:style-name="Standard"><text:span text:style-name="T12">val counts = inputfile2.flatMap(line =&gt; line.split(" ")).map(word =&gt; (word, 1)).reduceByKey(_+_);</text:span></text:p>
      <text:p text:style-name="Standard"/>
      <text:p text:style-name="Standard"/>
      <text:p text:style-name="Standard"/>
      <text:p text:style-name="Standard"><text:span text:style-name="T12">counts.saveAsTextFile("file:///tmp/toyota")</text:span> <text:s text:c="2"/><text:tab/><text:span text:style-name="T2">###you put your own location and own name ####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5in" fo:margin-bottom="0.5in" fo:margin-left="0.75in" fo:margin-right="1in" fo:background-color="#ffffff" style:writing-mode="lr-tb" style:layout-grid-color="#c0c0c0" style:layout-grid-lines="2589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58" meta:word-count="253" meta:character-count="2403" meta:non-whitespace-character-count="2187"/>
    <meta:generator>LibreOfficeDev/6.0.5.2$Linux_X86_64 LibreOffice_project/</meta:generator>
  </office:meta>
</office:document-meta>
</file>